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4.769cm" fo:margin-left="0.164cm" table:align="left"/>
    </style:style>
    <style:style style:name="Table1.A" style:family="table-column">
      <style:table-column-properties style:column-width="9.837cm"/>
    </style:style>
    <style:style style:name="Table1.B" style:family="table-column">
      <style:table-column-properties style:column-width="0.986cm"/>
    </style:style>
    <style:style style:name="Table1.C" style:family="table-column">
      <style:table-column-properties style:column-width="1.011cm"/>
    </style:style>
    <style:style style:name="Table1.E" style:family="table-column">
      <style:table-column-properties style:column-width="0.914cm"/>
    </style:style>
    <style:style style:name="Table1.F" style:family="table-column">
      <style:table-column-properties style:column-width="1.03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2" style:family="table-row">
      <style:table-row-properties style:min-row-height="0.90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769cm" fo:margin-left="0.164cm" table:align="left"/>
    </style:style>
    <style:style style:name="Table2.A" style:family="table-column">
      <style:table-column-properties style:column-width="9.837cm"/>
    </style:style>
    <style:style style:name="Table2.B" style:family="table-column">
      <style:table-column-properties style:column-width="0.986cm"/>
    </style:style>
    <style:style style:name="Table2.C" style:family="table-column">
      <style:table-column-properties style:column-width="1.011cm"/>
    </style:style>
    <style:style style:name="Table2.E" style:family="table-column">
      <style:table-column-properties style:column-width="0.914cm"/>
    </style:style>
    <style:style style:name="Table2.F" style:family="table-column">
      <style:table-column-properties style:column-width="1.03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fo:font-size="18pt" officeooo:rsid="000968d9" officeooo:paragraph-rsid="000968d9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2pt" style:text-underline-style="none" officeooo:rsid="000968d9" officeooo:paragraph-rsid="000968d9" style:font-size-asian="22pt" style:font-size-complex="22pt"/>
    </style:style>
    <style:style style:name="P3" style:family="paragraph" style:parent-style-name="Standard">
      <style:text-properties style:font-name="arial" fo:font-size="11pt" officeooo:rsid="000968d9" officeooo:paragraph-rsid="000968d9" style:font-size-asian="11pt" style:font-size-complex="11pt"/>
    </style:style>
    <style:style style:name="P4" style:family="paragraph" style:parent-style-name="Standard">
      <style:text-properties style:font-name="arial" fo:font-size="11pt" officeooo:rsid="0009ab52" officeooo:paragraph-rsid="0009c84d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4pt" officeooo:rsid="0009ab52" officeooo:paragraph-rsid="0009ab52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>
        <style:tab-stops>
          <style:tab-stop style:position="2.646cm"/>
        </style:tab-stops>
      </style:paragraph-properties>
      <style:text-properties style:font-name="Calibri" fo:font-size="11pt" style:font-size-asian="11pt" style:font-size-complex="11pt"/>
    </style:style>
    <style:style style:name="P8" style:family="paragraph" style:parent-style-name="Standard">
      <style:text-properties style:font-name="arial" fo:font-size="11pt" officeooo:rsid="0009ab52" officeooo:paragraph-rsid="000e4c43" style:font-size-asian="11pt" style:font-size-complex="11pt"/>
    </style:style>
    <style:style style:name="P9" style:family="paragraph" style:parent-style-name="Standard">
      <style:text-properties style:font-name="Calibri" fo:font-size="24pt" officeooo:rsid="000968d9" officeooo:paragraph-rsid="000968d9" style:font-size-asian="21pt" style:font-size-complex="24pt"/>
    </style:style>
    <style:style style:name="P10" style:family="paragraph" style:parent-style-name="Standard">
      <style:text-properties style:font-name="arial" fo:font-size="11pt" officeooo:rsid="000e4c43" officeooo:paragraph-rsid="000e4c43" style:font-size-asian="11pt" style:font-size-complex="11pt"/>
    </style:style>
    <style:style style:name="P11" style:family="paragraph" style:parent-style-name="Standard">
      <style:text-properties style:font-name="arial" fo:font-size="11pt" officeooo:rsid="000e4c43" officeooo:paragraph-rsid="000ff8c5" style:font-size-asian="11pt" style:font-size-complex="11pt"/>
    </style:style>
    <style:style style:name="P12" style:family="paragraph" style:parent-style-name="Standard">
      <style:text-properties style:font-name="arial" fo:font-size="11pt" officeooo:rsid="0019267e" officeooo:paragraph-rsid="0019267e" style:font-size-asian="11pt" style:font-size-complex="11pt"/>
    </style:style>
    <style:style style:name="P13" style:family="paragraph" style:parent-style-name="Standard">
      <style:text-properties fo:font-variant="normal" fo:text-transform="none" fo:color="#000000" style:font-name="aRIAL" fo:font-size="22pt" fo:letter-spacing="normal" officeooo:rsid="000b014d" officeooo:paragraph-rsid="000ff8c5" style:font-size-asian="22pt" style:font-size-complex="22pt"/>
    </style:style>
    <style:style style:name="P14" style:family="paragraph" style:parent-style-name="Table_20_Contents">
      <style:paragraph-properties fo:text-align="start" style:justify-single-word="false">
        <style:tab-stops>
          <style:tab-stop style:position="2.646cm"/>
        </style:tab-stops>
      </style:paragraph-properties>
      <style:text-properties style:font-name="arial" fo:font-size="10pt" officeooo:rsid="000e4c43" officeooo:paragraph-rsid="000f1e3c" style:font-size-asian="10pt" style:font-size-complex="10pt"/>
    </style:style>
    <style:style style:name="P15" style:family="paragraph" style:parent-style-name="Table_20_Contents">
      <style:paragraph-properties fo:text-align="start" style:justify-single-word="false">
        <style:tab-stops>
          <style:tab-stop style:position="2.646cm"/>
        </style:tab-stops>
      </style:paragraph-properties>
      <style:text-properties style:font-name="arial" fo:font-size="10pt" officeooo:rsid="00167500" officeooo:paragraph-rsid="0017f860" style:font-size-asian="10pt" style:font-size-complex="10pt"/>
    </style:style>
    <style:style style:name="P16" style:family="paragraph" style:parent-style-name="Table_20_Contents">
      <style:paragraph-properties fo:text-align="start" style:justify-single-word="false">
        <style:tab-stops>
          <style:tab-stop style:position="2.646cm"/>
        </style:tab-stops>
      </style:paragraph-properties>
      <style:text-properties style:font-name="arial" fo:font-size="10pt" officeooo:rsid="00167500" officeooo:paragraph-rsid="0018fe55" style:font-size-asian="10pt" style:font-size-complex="10pt"/>
    </style:style>
    <style:style style:name="P17" style:family="paragraph" style:parent-style-name="Table_20_Contents">
      <style:paragraph-properties fo:text-align="start" style:justify-single-word="false">
        <style:tab-stops>
          <style:tab-stop style:position="2.646cm"/>
        </style:tab-stops>
      </style:paragraph-properties>
      <style:text-properties style:font-name="arial" fo:font-size="10pt" officeooo:rsid="0017f860" officeooo:paragraph-rsid="0017f860" style:font-size-asian="10pt" style:font-size-complex="10pt"/>
    </style:style>
    <style:style style:name="P18" style:family="paragraph" style:parent-style-name="Table_20_Contents">
      <style:paragraph-properties fo:text-align="start" style:justify-single-word="false">
        <style:tab-stops>
          <style:tab-stop style:position="2.646cm"/>
        </style:tab-stops>
      </style:paragraph-properties>
      <style:text-properties style:font-name="arial" fo:font-size="10pt" officeooo:rsid="0018fe55" officeooo:paragraph-rsid="0018fe55" style:font-size-asian="10pt" style:font-size-complex="10pt"/>
    </style:style>
    <style:style style:name="P19" style:family="paragraph" style:parent-style-name="Table_20_Contents">
      <style:paragraph-properties fo:text-align="start" style:justify-single-word="false">
        <style:tab-stops>
          <style:tab-stop style:position="2.646cm"/>
        </style:tab-stops>
      </style:paragraph-properties>
      <style:text-properties style:font-name="arial" fo:font-size="10pt" officeooo:rsid="0019267e" officeooo:paragraph-rsid="0019267e" style:font-size-asian="10pt" style:font-size-complex="10pt"/>
    </style:style>
    <style:style style:name="P20" style:family="paragraph" style:parent-style-name="Table_20_Contents">
      <style:paragraph-properties fo:text-align="start" style:justify-single-word="false">
        <style:tab-stops>
          <style:tab-stop style:position="2.646cm"/>
        </style:tab-stops>
      </style:paragraph-properties>
      <style:text-properties style:font-name="arial" fo:font-size="10pt" officeooo:rsid="001992a6" officeooo:paragraph-rsid="001992a6" style:font-size-asian="10pt" style:font-size-complex="10pt"/>
    </style:style>
    <style:style style:name="P21" style:family="paragraph" style:parent-style-name="Table_20_Contents">
      <style:paragraph-properties fo:text-align="center" style:justify-single-word="false">
        <style:tab-stops>
          <style:tab-stop style:position="2.646cm"/>
        </style:tab-stops>
      </style:paragraph-properties>
      <style:text-properties style:font-name="Calibri" fo:font-size="11pt" officeooo:paragraph-rsid="000e4c43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4pt" officeooo:rsid="0009ab52" officeooo:paragraph-rsid="000e4c43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4pt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4pt" officeooo:paragraph-rsid="000e4c43" style:font-size-asian="14pt" style:font-size-complex="14pt"/>
    </style:style>
    <style:style style:name="T1" style:family="text">
      <style:text-properties fo:font-size="11pt" style:font-size-asian="9.60000038146973pt" style:font-size-complex="11pt"/>
    </style:style>
    <style:style style:name="T2" style:family="text">
      <style:text-properties officeooo:rsid="000e4c4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f1e3c"/>
    </style:style>
    <style:style style:name="T5" style:family="text">
      <style:text-properties officeooo:rsid="00167500"/>
    </style:style>
    <style:style style:name="T6" style:family="text">
      <style:text-properties officeooo:rsid="0017f8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ackHub Evaluation : <text:span text:style-name="T5">Software Evaluation</text:span></text:p>
      <text:p text:style-name="P1"/>
      <text:p text:style-name="P3">This questionnaire surveys the audience’s <text:span text:style-name="T5">overall experience, impressions, thoughts and comments after using HackHub. Please provide you answer according to the following scale:</text:span></text:p>
      <text:p text:style-name="P3"/>
      <text:p text:style-name="P4">1 – <text:span text:style-name="T2">Strongly Disagree</text:span></text:p>
      <text:p text:style-name="P8">2 – <text:span text:style-name="T2">Disagree</text:span></text:p>
      <text:p text:style-name="P4">3 – <text:span text:style-name="T2">Neutral</text:span></text:p>
      <text:p text:style-name="P8">4 – <text:span text:style-name="T2">Agree</text:span></text:p>
      <text:p text:style-name="P8">5 – <text:span text:style-name="T2">Strongly Agree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4</text:p>
          </table:table-cell>
          <table:table-cell table:style-name="Table1.F1" office:value-type="string">
            <text:p text:style-name="P5">5</text:p>
          </table:table-cell>
        </table:table-row>
        <table:table-row table:style-name="Table1.2">
          <table:table-cell table:style-name="Table1.A2" office:value-type="string">
            <text:p text:style-name="P17">When using HackHub, interactions are clear and understandable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7">HackHub provides useful content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7">I believe HackHub enhances the learning process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7">I believe HackHub improves the learning effectiveness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7">I believe HackHub would improve my productivity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5"><text:span text:style-name="T6">HackHub makes Ethical Hacking an interesting subject.</text:span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8">I find the overall setup too complicated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8">The setup helps simulate realistic hacking environments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8">I feel it takes too much effort to learn using HackHub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7">Overall, I find HackHub confusing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7">Overall, I find HackHub useful for learning Ethical Hacking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6"><text:span text:style-name="T6">Overall, </text:span>I find <text:span text:style-name="T6">HackHub easy to use / operate.</text:span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9">I have encountered problems when using HackHub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9">The guidance / instructions provided were useful and detailed enough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9">I find HackHub reliable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9">I find HackHub dependable in its claims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9">I would recommend HackHub to a person interested in learning Ethical Hacking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9">I am willing to spend more time on HackHub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9">I would return to HackHub to check its content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</table:table>
      <text:p text:style-name="P10"><text:span text:style-name="T3"/></text:p>
      <text:p text:style-name="P10"/>
      <text:p text:style-name="P10"/>
      <text:p text:style-name="P10"/>
      <text:p text:style-name="P10"/>
      <text:p text:style-name="P10"/>
      <text:p text:style-name="P12"><text:soft-page-break/>Have you used a online platform / tool teaching Ethical Hacking? If yes, please answer the questions below:</text:p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row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2">1</text:p>
          </table:table-cell>
          <table:table-cell table:style-name="Table2.A1" office:value-type="string">
            <text:p text:style-name="P22">2</text:p>
          </table:table-cell>
          <table:table-cell table:style-name="Table2.A1" office:value-type="string">
            <text:p text:style-name="P22">3</text:p>
          </table:table-cell>
          <table:table-cell table:style-name="Table2.A1" office:value-type="string">
            <text:p text:style-name="P22">4</text:p>
          </table:table-cell>
          <table:table-cell table:style-name="Table2.F1" office:value-type="string">
            <text:p text:style-name="P22">5</text:p>
          </table:table-cell>
        </table:table-row>
        <table:table-row>
          <table:table-cell table:style-name="Table2.A2" office:value-type="string">
            <text:p text:style-name="P19">I find HackHub as useful as other platforms.</text:p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F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0">I would prefer using HackHub compared to other platforms.</text:p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F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0">I find HackHub time consuming compared to other platforms.</text:p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F2" office:value-type="string">
            <text:p text:style-name="P24"/>
          </table:table-cell>
        </table:table-row>
      </table:table>
      <text:p text:style-name="P11"/>
      <text:p text:style-name="P1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00:51:33.360708929</meta:creation-date>
    <dc:date>2019-04-18T15:53:28.603674981</dc:date>
    <meta:editing-duration>PT12H48M46S</meta:editing-duration>
    <meta:editing-cycles>7</meta:editing-cycles>
    <meta:generator>LibreOffice/6.0.7.3$Linux_X86_64 LibreOffice_project/00m0$Build-3</meta:generator>
    <meta:document-statistic meta:table-count="2" meta:image-count="0" meta:object-count="0" meta:page-count="2" meta:paragraph-count="40" meta:word-count="240" meta:character-count="1500" meta:non-whitespace-character-count="1295"/>
  </office:meta>
</office:document-meta>
</file>